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02ff7" officeooo:paragraph-rsid="00102ff7"/>
    </style:style>
    <style:style style:name="P2" style:family="paragraph" style:parent-style-name="Standard" style:list-style-name="L2">
      <style:text-properties officeooo:paragraph-rsid="00102ff7"/>
    </style:style>
    <style:style style:name="P3" style:family="paragraph" style:parent-style-name="Standard" style:list-style-name="L2">
      <style:text-properties fo:color="#000000" officeooo:rsid="00102ff7" officeooo:paragraph-rsid="00102ff7"/>
    </style:style>
    <style:style style:name="P4" style:family="paragraph" style:parent-style-name="Standard" style:list-style-name="L2">
      <style:text-properties fo:color="#000000" officeooo:rsid="00102ff7" officeooo:paragraph-rsid="001171f2"/>
    </style:style>
    <style:style style:name="P5" style:family="paragraph" style:parent-style-name="Standard" style:list-style-name="L2">
      <style:text-properties fo:color="#000000" officeooo:rsid="00102ff7" officeooo:paragraph-rsid="00128d0e"/>
    </style:style>
    <style:style style:name="P6" style:family="paragraph" style:parent-style-name="Standard" style:list-style-name="L2">
      <style:text-properties fo:color="#000000" officeooo:rsid="001171f2" officeooo:paragraph-rsid="001171f2"/>
    </style:style>
    <style:style style:name="P7" style:family="paragraph" style:parent-style-name="Standard">
      <style:paragraph-properties fo:text-align="center" style:justify-single-word="false"/>
      <style:text-properties fo:font-size="16pt" officeooo:rsid="00102ff7" officeooo:paragraph-rsid="00102ff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02ff7" officeooo:paragraph-rsid="00102ff7" style:font-size-asian="16pt" style:font-size-complex="16pt"/>
    </style:style>
    <style:style style:name="P9" style:family="paragraph" style:parent-style-name="Standard" style:list-style-name="L2">
      <style:paragraph-properties style:writing-mode="lr-tb"/>
      <style:text-properties fo:color="#000000" officeooo:rsid="0012838e" officeooo:paragraph-rsid="0012838e"/>
    </style:style>
    <style:style style:name="T1" style:family="text">
      <style:text-properties officeooo:rsid="00102ff7"/>
    </style:style>
    <style:style style:name="T2" style:family="text">
      <style:text-properties fo:color="#ce181e"/>
    </style:style>
    <style:style style:name="T3" style:family="text">
      <style:text-properties fo:color="#ce181e" officeooo:rsid="00102ff7"/>
    </style:style>
    <style:style style:name="T4" style:family="text">
      <style:text-properties fo:color="#ed1c24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ed1c24" style:font-name="Liberation Serif" fo:font-size="12pt" style:font-size-asian="12pt" style:font-size-complex="12pt"/>
    </style:style>
    <style:style style:name="T8" style:family="text">
      <style:text-properties fo:color="#72bf44"/>
    </style:style>
    <style:style style:name="T9" style:family="text">
      <style:text-properties fo:color="#00a65d"/>
    </style:style>
    <style:style style:name="T10" style:family="text">
      <style:text-properties fo:color="#00a65d" fo:font-style="italic" style:font-style-asian="italic" style:font-style-complex="italic"/>
    </style:style>
    <style:style style:name="T11" style:family="text">
      <style:text-properties fo:color="#00a65d" officeooo:rsid="001171f2"/>
    </style:style>
    <style:style style:name="T12" style:family="text">
      <style:text-properties officeooo:rsid="001171f2"/>
    </style:style>
    <style:style style:name="T13" style:family="text">
      <style:text-properties fo:color="#6897bb" style:font-name="JetBrains Mono" fo:font-size="9.80000019073486pt"/>
    </style:style>
    <style:style style:name="T14" style:family="text">
      <style:text-properties fo:color="#6897bb" style:font-name="Liberation Serif" fo:font-size="12pt" style:font-size-asian="12pt" style:font-size-complex="12pt"/>
    </style:style>
    <style:style style:name="T15" style:family="text">
      <style:text-properties style:font-name="JetBrains Mono" fo:font-size="9.80000019073486pt"/>
    </style:style>
    <style:style style:name="T16" style:family="text">
      <style:text-properties style:font-name="Liberation Serif" fo:font-size="9.80000019073486pt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officeooo:rsid="00128d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w to add new link</text:p>
      <text:p text:style-name="P7"/>
      <text:p text:style-name="P7"/>
      <text:list xml:id="list1810117936" text:style-name="L2">
        <text:list-item>
          <text:p text:style-name="P2"><text:span text:style-name="T1">RLS_encoder_read_master (arduino)<text:line-break/>/home/robot-snake/rs_ws/src/robot_snake_10/Arduino/sketches/RLS_encoder_read_master</text:span></text:p>
          <text:list>
            <text:list-item>
              <text:p text:style-name="P2"><text:span text:style-name="T1">#define N_links 4 </text:span><text:span text:style-name="T3">-&gt; #define N_links 5</text:span></text:p>
            </text:list-item>
            <text:list-item>
              <text:p text:style-name="P2">uint8_t slave_add[N_links-1] = {0x64, 0x65, 0x66}; <text:s/><text:span text:style-name="T3">&lt;- add nother address</text:span></text:p>
            </text:list-item>
            <text:list-item>
              <text:p text:style-name="P2">float joint_offset[] = {40.0, 44.0, 34.176, 44.0}; <text:span text:style-name="T2"><text:s/></text:span><text:span text:style-name="T3">&lt;- add nother offset to array</text:span></text:p>
            </text:list-item>
          </text:list>
        </text:list-item>
        <text:list-item>
          <text:p text:style-name="P3"><text:span text:style-name="T1">R</text:span>LS_encoder_read_slave (arduino)<text:line-break/>/home/robot-snake/rs_ws/src/robot_snake_10/Arduino/sketches/RLS_encoder_read_slave</text:p>
          <text:p text:style-name="P1">update slave address:<text:line-break/><text:span text:style-name="T4">uint8_t slave_1 = </text:span><text:span text:style-name="T6">0x66</text:span><text:span text:style-name="T4">;<text:line-break/><text:line-break/></text:span><text:span text:style-name="T9">Now we can run the </text:span><text:span text:style-name="T10">rosrun rosserial_python serial_node</text:span><text:span text:style-name="T9"> and open rqt ro read all the new joint_val</text:span><text:span text:style-name="T8"><text:line-break/><text:line-break/></text:span></text:p>
        </text:list-item>
        <text:list-item>
          <text:p text:style-name="P3">tenstionMeter_multi_read<text:line-break/>/home/robot-snake/rs_ws/src/robot_snake_10/Arduino/sketches/tenstionMeter_multi_read</text:p>
          <text:list>
            <text:list-item>
              <text:p text:style-name="P3">#define N_joints 4 <text:span text:style-name="T4">-&gt; #define N_joints 5</text:span></text:p>
            </text:list-item>
            <text:list-item>
              <text:p text:style-name="P3">Add 1 new DOUX lines for every tension sensor, 2 for every link<text:line-break/>#define DOUT8 A7 <text:s text:c="3"/>// data pin to the third lca</text:p>
            </text:list-item>
            <text:list-item>
              <text:p text:style-name="P3">update this line:<text:line-break/>byte DOUTS[N_tensions] = {DOUT1, DOUT2, DOUT3, DOUT4, DOUT5, DOUT6, DOUT7, DOUT8};</text:p>
            </text:list-item>
            <text:list-item>
              <text:p text:style-name="P3">update this line:<text:line-break/>int tension_order[N_tensions] = {1, 2, 3, 4, 5, 6, 7, 8};</text:p>
            </text:list-item>
            <text:list-item>
              <text:p text:style-name="P6">update this line:<text:line-break/>#define N_tensions 8 <text:span text:style-name="T4">-&gt; #define N_tensions 9</text:span></text:p>
            </text:list-item>
            <text:list-item>
              <text:p text:style-name="P3"><text:span text:style-name="T12">update this matrix of coefficiants:</text:span><text:line-break/>double P[N_tensions][3] = {{0.00000000, 3.32E-5, 2.9418},</text:p>
              <text:p text:style-name="P3"><text:s text:c="30"/>{0.00000000, 3.35E-5, 4.3512},</text:p>
              <text:p text:style-name="P3"><text:s text:c="30"/>{0.00000000, 3.31E-5, 5.2857},</text:p>
              <text:p text:style-name="P3"><text:s text:c="30"/>{0.00000000, 3.31E-5, -6.6821},</text:p>
              <text:p text:style-name="P3"><text:s text:c="30"/>{0.00000000, 3.43E-5, -1.8389},</text:p>
              <text:p text:style-name="P3"><text:s text:c="30"/>{0.00000000, 3.25E-5, 4.6884},</text:p>
              <text:p text:style-name="P3"><text:s text:c="30"/>{0.00000000, 3.44E-5, 7.9783},</text:p>
              <text:p text:style-name="P5"><text:s text:c="30"/>{0.00000000, 3.41E-5, 0.3253}<text:line-break/> <text:s text:c="29"/>{<text:span text:style-name="T18">xxxxxx</text:span>, <text:span text:style-name="T18">xxxxxx</text:span>, <text:span text:style-name="T18">xxxxxx</text:span>}};<text:line-break/><text:span text:style-name="T12">The coeeficits can be found in this file:</text:span></text:p>
              <text:p text:style-name="P4"><text:line-break/> <text:span text:style-name="T9">Now we can run the </text:span><text:span text:style-name="T10">rosrun rosserial_python serial_node</text:span><text:span text:style-name="T9"> and open rqt ro read all the new </text:span><text:span text:style-name="T11">tension_val<text:line-break/></text:span></text:p>
            </text:list-item>
          </text:list>
        </text:list-item>
        <text:list-item>
          <text:p text:style-name="P4"><text:span text:style-name="T12">motor_control_test_3<text:line-break/>/home/robot-snake/rs_ws/src/robot_snake_10/Arduino/sketches/motor_control_test_3</text:span></text:p>
          <text:list>
            <text:list-item>
              <text:p text:style-name="P6">update this line<text:line-break/>#define N_links 4 -&gt; <text:span text:style-name="T4">#define N_links 5</text:span></text:p>
            </text:list-item>
            <text:list-item>
              <text:p text:style-name="P6">update this line<text:line-break/><text:span text:style-name="T4">byte motors_PWM_pin[</text:span><text:span text:style-name="T5">8</text:span><text:span text:style-name="T4">] = {</text:span><text:span text:style-name="T5">2,3,9,6,7,8,5,4</text:span><text:span text:style-name="T4">}; <text:s text:c="3"/></text:span></text:p>
            </text:list-item>
            <text:list-item>
              <text:p text:style-name="P6"><text:soft-page-break/>update this line<text:line-break/><text:span text:style-name="T4">byte motors_DIR_pin[</text:span><text:span text:style-name="T5">8</text:span><text:span text:style-name="T4">] = {</text:span><text:span text:style-name="T5">0,1,27,24,25,26,12,11</text:span><text:span text:style-name="T4">};<text:line-break/></text:span></text:p>
            </text:list-item>
          </text:list>
        </text:list-item>
        <text:list-item>
          <text:p text:style-name="P9">update GUI - guy_v2_py<text:line-break/>/home/robot-snake/rs_ws/src/robot_snake_10/script/guy_v2_py<text:line-break/><text:span text:style-name="T17">update this line:<text:line-break/>_N_joints = 4 - &gt;</text:span><text:span text:style-name="T14"> </text:span><text:span text:style-name="T7">_N_joints = 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0:35:50.971670762</meta:creation-date>
    <dc:date>2021-02-07T11:05:17.059072761</dc:date>
    <meta:editing-duration>PT17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254" meta:character-count="2255" meta:non-whitespace-character-count="1789"/>
  </office:meta>
</office:document-meta>
</file>